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0B000001F97626BA9002FDF37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Hv" svg:font-family="HelveticaNeueHv"/>
    <style:font-face style:name="Lohit Devanagari1" svg:font-family="'Lohit Devanagari'"/>
    <style:font-face style:name="Permanent Marker" svg:font-family="'Permanent Mark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text-properties fo:font-size="10pt" fo:font-style="italic" officeooo:rsid="001b20e7" officeooo:paragraph-rsid="0024e328" style:font-size-asian="10pt" style:font-style-asian="italic" style:font-size-complex="10pt" style:font-style-complex="italic"/>
    </style:style>
    <style:style style:name="P2" style:family="paragraph" style:parent-style-name="Standard">
      <style:text-properties officeooo:rsid="0022de9f" officeooo:paragraph-rsid="0022de9f"/>
    </style:style>
    <style:style style:name="P3" style:family="paragraph" style:parent-style-name="Standard">
      <style:text-properties style:font-name="HelveticaNeueHv" officeooo:rsid="0022de9f" officeooo:paragraph-rsid="0022de9f"/>
    </style:style>
    <style:style style:name="P4" style:family="paragraph" style:parent-style-name="Standard">
      <style:text-properties style:font-name="HelveticaNeueHv" officeooo:rsid="0022de9f" officeooo:paragraph-rsid="0024e328"/>
    </style:style>
    <style:style style:name="P5" style:family="paragraph" style:parent-style-name="Standard">
      <style:text-properties style:font-name="HelveticaNeueHv" officeooo:rsid="001c98eb" officeooo:paragraph-rsid="0024e328"/>
    </style:style>
    <style:style style:name="P6" style:family="paragraph" style:parent-style-name="Standard">
      <style:text-properties style:font-name="HelveticaNeueHv" fo:font-weight="bold" officeooo:rsid="001eb820" officeooo:paragraph-rsid="001e813a" style:font-weight-asian="bold" style:font-weight-complex="bold"/>
    </style:style>
    <style:style style:name="P7" style:family="paragraph" style:parent-style-name="Standard">
      <style:text-properties style:font-name="HelveticaNeueHv" officeooo:rsid="001e813a" officeooo:paragraph-rsid="001e813a"/>
    </style:style>
    <style:style style:name="P8" style:family="paragraph" style:parent-style-name="Standard">
      <style:text-properties style:font-name="HelveticaNeueHv" officeooo:rsid="001e813a" officeooo:paragraph-rsid="001c98eb"/>
    </style:style>
    <style:style style:name="P9" style:family="paragraph" style:parent-style-name="Standard">
      <style:text-properties style:font-name="HelveticaNeueHv" officeooo:rsid="0024e328" officeooo:paragraph-rsid="0024e328"/>
    </style:style>
    <style:style style:name="P10" style:family="paragraph" style:parent-style-name="Standard">
      <style:text-properties style:font-name="HelveticaNeueHv" fo:font-style="italic" fo:font-weight="bold" officeooo:rsid="0022de9f" officeooo:paragraph-rsid="0022de9f" style:font-style-asian="italic" style:font-weight-asian="bold" style:font-style-complex="italic" style:font-weight-complex="bold"/>
    </style:style>
    <style:style style:name="P11" style:family="paragraph" style:parent-style-name="Standard">
      <style:text-properties style:font-name="HelveticaNeueHv" fo:font-style="italic" fo:font-weight="bold" officeooo:rsid="001eb820" officeooo:paragraph-rsid="001eb820" style:font-style-asian="italic" style:font-weight-asian="bold" style:font-style-complex="italic" style:font-weight-complex="bold"/>
    </style:style>
    <style:style style:name="P12" style:family="paragraph" style:parent-style-name="Standard">
      <style:text-properties style:font-name="HelveticaNeueHv" fo:font-weight="normal" officeooo:rsid="0024e328" officeooo:paragraph-rsid="0024e328" style:font-weight-asian="normal" style:font-weight-complex="normal"/>
    </style:style>
    <style:style style:name="P13" style:family="paragraph" style:parent-style-name="Standard">
      <style:paragraph-properties fo:text-align="center" style:justify-single-word="false"/>
      <style:text-properties officeooo:paragraph-rsid="0022de9f"/>
    </style:style>
    <style:style style:name="P14" style:family="paragraph" style:parent-style-name="Standard">
      <style:paragraph-properties fo:text-align="justify" style:justify-single-word="false"/>
      <style:text-properties style:font-name="HelveticaNeueHv" officeooo:rsid="0024e328" officeooo:paragraph-rsid="0024e328"/>
    </style:style>
    <style:style style:name="P15" style:family="paragraph" style:parent-style-name="Standard">
      <style:paragraph-properties fo:text-align="justify" style:justify-single-word="false"/>
      <style:text-properties style:font-name="HelveticaNeueHv" officeooo:rsid="001eb820" officeooo:paragraph-rsid="001eb820"/>
    </style:style>
    <style:style style:name="P16" style:family="paragraph" style:parent-style-name="Standard">
      <style:paragraph-properties fo:text-align="justify" style:justify-single-word="false"/>
      <style:text-properties style:font-name="HelveticaNeueHv" officeooo:rsid="0022de9f" officeooo:paragraph-rsid="0022de9f"/>
    </style:style>
    <style:style style:name="P17" style:family="paragraph" style:parent-style-name="Standard">
      <style:paragraph-properties fo:text-align="justify" style:justify-single-word="false"/>
      <style:text-properties style:font-name="HelveticaNeueHv" officeooo:rsid="001e813a" officeooo:paragraph-rsid="001e813a"/>
    </style:style>
    <style:style style:name="P18" style:family="paragraph" style:parent-style-name="Standard">
      <style:paragraph-properties fo:text-align="justify" style:justify-single-word="false"/>
      <style:text-properties style:font-name="HelveticaNeueHv" officeooo:rsid="001f4593" officeooo:paragraph-rsid="001f4593"/>
    </style:style>
    <style:style style:name="P19" style:family="paragraph" style:parent-style-name="Standard">
      <style:paragraph-properties fo:text-align="justify" style:justify-single-word="false"/>
      <style:text-properties style:font-name="HelveticaNeueHv" officeooo:rsid="0020af1b" officeooo:paragraph-rsid="0020af1b"/>
    </style:style>
    <style:style style:name="P20" style:family="paragraph" style:parent-style-name="Standard">
      <style:text-properties style:font-name="Permanent Marker" fo:font-weight="normal" officeooo:rsid="0024e328" officeooo:paragraph-rsid="0024e328" style:font-weight-asian="normal" style:font-weight-complex="normal"/>
    </style:style>
    <style:style style:name="T1" style:family="text">
      <style:text-properties officeooo:rsid="0024e328"/>
    </style:style>
    <style:style style:name="T2" style:family="text">
      <style:text-properties fo:font-weight="bold" officeooo:rsid="0024e328" style:font-weight-asian="bold" style:font-weight-complex="bold"/>
    </style:style>
    <style:style style:name="T3" style:family="text">
      <style:text-properties officeooo:rsid="0022de9f"/>
    </style:style>
    <style:style style:name="T4" style:family="text">
      <style:text-properties officeooo:rsid="001eb820"/>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eb820"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font-weight="normal" officeooo:rsid="0024e328" style:font-weight-asian="normal" style:font-weight-complex="normal"/>
    </style:style>
    <style:style style:name="T9" style:family="text">
      <style:text-properties style:font-name="Permanent Marker" fo:font-size="24pt" fo:font-weight="normal" officeooo:rsid="0022de9f" style:font-size-asian="24pt" style:font-weight-asian="normal" style:font-size-complex="24pt" style:font-weight-complex="normal"/>
    </style:style>
    <style:style style:name="T10" style:family="text">
      <style:text-properties style:font-name="Permanent Marker" fo:font-size="24pt" fo:font-weight="bold" officeooo:rsid="0022de9f" style:font-size-asian="24pt" style:font-weight-asian="bold" style:font-size-complex="24pt" style:font-weight-complex="bold"/>
    </style:style>
    <style:style style:name="T11" style:family="text">
      <style:text-properties officeooo:rsid="0026637a"/>
    </style:style>
    <style:style style:name="T12" style:family="text">
      <style:text-properties style:font-name="Permanent Marker" fo:font-weight="normal" officeooo:rsid="0024e32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9"><text:tab/><text:tab/><text:tab/> <text:s/>Ziele formulieren</text:span><text:span text:style-name="T10"> </text:span></text:p>
      <text:p text:style-name="P2"/>
      <text:p text:style-name="P3"><text:span text:style-name="T12">DAUER</text:span><text:span text:style-name="T1"><text:line-break/></text:span>60min</text:p>
      <text:p text:style-name="P3"/>
      <text:p text:style-name="P20">MATERIAL <text:span text:style-name="T11">UND </text:span>VORBEREITUNG</text:p>
      <text:p text:style-name="P12">Metaplan-Papier</text:p>
      <text:p text:style-name="P12">Fragebogen-Arbeitsblatt</text:p>
      <text:p text:style-name="P12">Stifte und Eddings</text:p>
      <text:p text:style-name="P9"/>
      <text:p text:style-name="P20">ZIEL</text:p>
      <text:p text:style-name="P9">Die Teilnehmer*innen erkennen, dass </text:p>
      <text:p text:style-name="P5">- es <text:span text:style-name="T1">als Aktivist*in </text:span>wichtig ist Ziele zu formulieren</text:p>
      <text:p text:style-name="P5">- dass es unterschiedliche Formen von Zielen gibt <text:span text:style-name="T3">(</text:span>nah, mittel, <text:span text:style-name="T3">ferne Ziele), unterschiedliche Arten (Prozessziele, Ergebnisziele) </text:span>und dass diese einen unterschiedlichen Grad an Planbarkeit innehaben (Nahziele sind planbar, Fernziele nicht <text:span text:style-name="T3">so sehr</text:span>). </text:p>
      <text:p text:style-name="P9"/>
      <text:p text:style-name="P20">ABLAUF</text:p>
      <text:p text:style-name="P4"><text:span text:style-name="T1">1) </text:span>Zurufplakat</text:p>
      <text:p text:style-name="P4"><text:span text:style-name="T1">2) </text:span>Arbeitsblatt</text:p>
      <text:p text:style-name="P4"><text:span text:style-name="T1">3)</text:span> Sammeln im Plenum </text:p>
      <text:p text:style-name="P10"/>
      <text:p text:style-name="P9"><text:span text:style-name="T5">1) </text:span><text:span text:style-name="T6">Einleitung: </text:span><text:span text:style-name="T5">Zurufplakat</text:span><text:span text:style-name="T4"> </text:span></text:p>
      <text:p text:style-name="P14">Auf einem Metaplan-Papier werden auf Zuruf <text:span text:style-name="T11">Antworten auf folgende Fragen </text:span>gesammelt: </text:p>
      <text:p text:style-name="P15">Warum Ziele formulieren? </text:p>
      <text:p text:style-name="P16"/>
      <text:p text:style-name="P16">Herausheben: Ziele sind wichtig, um unser Handeln planbar, reflektierbar und veränderbar zu machen. Wenn wir keine Ziele formulieren, laufen wir Gefahr uns in blindem Aktionismus zu verlieren oder uns im Gefühl verlieren, überall am Start sein zu müssen. Dennoch ist es insbesondere aus herrschaftskritischer Perspektive schwierig, Ziele zu formulieren. Wir sind es häufig nicht gewohnt oder lehnen diese sogar ab. Wir wollen hier einen Raum schaffen, diese Arbeitsweise zu reflektieren und uns mit dem Setzen von Politischen Zielen beschäftigen. </text:p>
      <text:p text:style-name="P3"/>
      <text:p text:style-name="P10"><text:span text:style-name="T1">2) </text:span>Arbeitsblatt: Ziele reflektieren – Ziele formulieren </text:p>
      <text:p text:style-name="P17">Ziele können kurz, mittel und langfristig formuliert werden und haben eine nahe bis weite Reichweite. Je nach Größe werden diese planbarer oder eben nicht. Große Ziele können hilfreich sein, da sie Fixsterne der Orientierung bieten, um dorthin zu kommen ist es jedoch notwendig, diese mit kurz und mittelfristigen Zielen zu verknüpfen. Bsp. Klimagerechtigkeit – Ausstieg aus der Braunkohle. <text:span text:style-name="T3">Daher wollen wir euch nun Zeit geben, euch mit euren eigenen Zielen und denen eurer Gruppe zu beschäftigen. </text:span></text:p>
      <text:p text:style-name="P7"><text:soft-page-break/></text:p>
      <text:p text:style-name="P6"/>
      <text:p text:style-name="P11"><text:span text:style-name="T1">3) </text:span>Zusammentragen ins Plenum </text:p>
      <text:p text:style-name="P16">TN stellen ihre Ziele vor, Trainer*in clustert diese anhand von kurz- mittel- und langfristigen Zielen, schreibt auf Moderationskarten mit und versucht sie in eine eingermaßen sinnvolle Reihenfolge zu bringen. </text:p>
      <text:p text:style-name="P18"/>
      <text:p text:style-name="P19"><text:span text:style-name="T3">Einen Strang auswählen, w</text:span>enn diese noch nicht konkret genug sind, dann nochmal weitere formulieren, <text:span text:style-name="T3">und daraus eine schematische Zieltreppe formen und Verweis auf die Methode. </text:span></text:p>
      <text:p text:style-name="P19"/>
      <text:p text:style-name="P8"/>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Hv" svg:font-family="HelveticaNeueHv"/>
    <style:font-face style:name="Lohit Devanagari1" svg:font-family="'Lohit Devanagari'"/>
    <style:font-face style:name="Permanent Marker" svg:font-family="'Permanent Mark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fo:font-style="italic" officeooo:rsid="001b20e7" officeooo:paragraph-rsid="0024e328" style:font-size-asian="10pt" style:font-style-asian="italic" style:font-size-complex="10pt" style:font-style-complex="italic"/>
    </style:style>
    <style:style style:name="MT1" style:family="text">
      <style:text-properties officeooo:rsid="0024e32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Bild2" text:anchor-type="paragraph" svg:x="12.051cm" svg:y="-0.609cm" svg:width="4.911cm" svg:height="1.603cm" draw:z-index="1"><draw:image xlink:href="Pictures/100002010000060B000001F97626BA9002FDF378.png" xlink:type="simple" xlink:show="embed" xlink:actuate="onLoad" loext:mime-type="image/png"/></draw:frame></text:p>
      </style:header>
      <style:footer>
        <text:p text:style-name="MP1">Phase 5 – <text:span text:style-name="MT1">Ziele formulieren </text:span>– S.<text:page-number style:num-format="1" text:select-page="current">0</text:page-number>/<text:page-count>2</text:page-count><text:subjec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6:31:56.102959196</meta:creation-date>
    <dc:date>2019-07-31T09:59:21.537744145</dc:date>
    <meta:editing-duration>PT4H9M58S</meta:editing-duration>
    <meta:editing-cycles>7</meta:editing-cycles>
    <meta:generator>LibreOffice/6.0.7.3$Linux_X86_64 LibreOffice_project/00m0$Build-3</meta:generator>
    <meta:document-statistic meta:table-count="0" meta:image-count="1" meta:object-count="0" meta:page-count="2" meta:paragraph-count="24" meta:word-count="307" meta:character-count="2202" meta:non-whitespace-character-count="1897"/>
  </office:meta>
</office:document-meta>
</file>